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text-properties officeooo:rsid="000ccfcd" officeooo:paragraph-rsid="000ccfcd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ccfcd" officeooo:paragraph-rsid="000ccfcd"/>
    </style:style>
    <style:style style:name="P3" style:family="paragraph" style:parent-style-name="Text_20_body">
      <style:paragraph-properties fo:line-height="150%" fo:text-align="justify" style:justify-single-word="false"/>
      <style:text-properties officeooo:rsid="000ec2cd" officeooo:paragraph-rsid="000ec2cd"/>
    </style:style>
    <style:style style:name="P4" style:family="paragraph" style:parent-style-name="Heading_20_1">
      <style:paragraph-properties fo:line-height="150%"/>
      <style:text-properties officeooo:rsid="000ccfcd" officeooo:paragraph-rsid="000ccfcd"/>
    </style:style>
    <style:style style:name="T1" style:family="text">
      <style:text-properties officeooo:rsid="000e6c22"/>
    </style:style>
    <style:style style:name="T2" style:family="text">
      <style:text-properties officeooo:rsid="000ea0d9"/>
    </style:style>
    <style:style style:name="T3" style:family="text">
      <style:text-properties officeooo:rsid="000ef3b3"/>
    </style:style>
    <style:style style:name="T4" style:family="text">
      <style:text-properties officeooo:rsid="000f09c1"/>
    </style:style>
    <style:style style:name="T5" style:family="text">
      <style:text-properties officeooo:rsid="0010aa63"/>
    </style:style>
    <style:style style:name="T6" style:family="text">
      <style:text-properties officeooo:rsid="00142319"/>
    </style:style>
    <style:style style:name="T7" style:family="text">
      <style:text-properties officeooo:rsid="0014ab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Messung 1 <text:span text:style-name="T6">(Threads → Sekunden)</text:span></text:h>
      <text:p text:style-name="P2">Bei Messung 1 sieht man nur eine grobe Proportionalität zwischen Threadanzahl und Berechnungszeit. <text:span text:style-name="T1">Dass die Zahl der Threads hier nicht sauber skaliert, wird wahrscheinlich am Overhead liegen, der für jeden neuen <text:s/>Thread eingeführt wird: </text:span><text:span text:style-name="T2">Einerseits müssen die neuen Threads überhaupt erstellt werden und Speicherplatz zugewiesen bekommen; andererseits muss die Matrix auch den Threads zugewiesen werden, was je nach Teilbarkeit von Threads und Matrixgröße unterschiedlich einfach, und damit auch zeiteffizient erfolgt. </text:span><text:span text:style-name="T7">Ab 9 Threads ist wahrscheinlich ein point of diminishing returns, wo die Aufteilung der Aufgaben auf die Threads so kleinteilig wird, dass der Overhead dadurch größer ist als die Einsparung der Rechenzeit.</text:span></text:p>
      <text:h text:style-name="P4" text:outline-level="1">Messung 2 <text:span text:style-name="T6">(Interlines → Sekunden)</text:span></text:h>
      <text:p text:style-name="P3">Beim Ändern der Matrixgröße, bzw. Interlines zeigt sich eine eindeutigere Proportionalität zwischen ihr und der Berechnungszeit. <text:span text:style-name="T3">Dies ist auch logisch, da </text:span><text:span text:style-name="T4">die Komplexität der Berechnung hier O(n) ist, </text:span><text:span text:style-name="T5">also jedes zusätzliche Matrixelement erfordert eine weitere Rechnung (bzw. Rechnung pro Iteration)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en" fo:country="GB" style:letter-kerning="true" style:font-name-asian="Source Han Sans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n" fo:country="GB" style:letter-kerning="true" style:font-name-asian="Source Han Sans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cfcd" officeooo:paragraph-rsid="000ccfc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ayci<text:tab/>Rattmann<text:tab/>Sharaf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20:11:17.971655809</meta:creation-date>
    <dc:date>2023-11-21T20:53:22.309990369</dc:date>
    <meta:editing-duration>PT11M21S</meta:editing-duration>
    <meta:editing-cycles>9</meta:editing-cycles>
    <meta:generator>LibreOffice/7.5.8.2$Linux_X86_64 LibreOffice_project/50$Build-2</meta:generator>
    <meta:document-statistic meta:table-count="0" meta:image-count="0" meta:object-count="0" meta:page-count="1" meta:paragraph-count="5" meta:word-count="155" meta:character-count="1109" meta:non-whitespace-character-count="957"/>
  </office:meta>
</office:document-meta>
</file>